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530000000937C464551.png"/>
  <manifest:file-entry manifest:media-type="image/png" manifest:full-path="Pictures/10000000000005310000006C52B6CB5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fill-color="#996633" draw:textarea-horizontal-align="justify" draw:textarea-vertical-align="middle" draw:auto-grow-height="false"/>
    </style:style>
    <style:style style:name="pr1" style:family="presentation" style:parent-style-name="Presentación_25_20Comercial_25_20Nibiru-title">
      <style:graphic-properties draw:auto-grow-height="true" fo:min-height="3.507cm"/>
    </style:style>
    <style:style style:name="pr2" style:family="presentation" style:parent-style-name="Presentación_25_20Comercial_25_20Nibiru-subtitle">
      <style:graphic-properties draw:fill-color="#ffffff" fo:min-height="13.609cm"/>
    </style:style>
    <style:style style:name="pr3" style:family="presentation" style:parent-style-name="Presentación_25_20Comercial_25_20Nibiru-notes">
      <style:graphic-properties draw:fill-color="#ffffff" draw:auto-grow-height="true" fo:min-height="13.365cm"/>
    </style:style>
    <style:style style:name="pr4" style:family="presentation" style:parent-style-name="Presentación_25_20Comercial_25_20Nibiru-title">
      <style:graphic-properties fo:min-height="3.256cm"/>
    </style:style>
    <style:style style:name="pr5" style:family="presentation" style:parent-style-name="Presentación_25_20Comercial_25_20Nibiru-outline1">
      <style:graphic-properties fo:min-height="13.609cm"/>
    </style:style>
    <style:style style:name="pr6" style:family="presentation" style:parent-style-name="Presentación_25_20Comercial_25_20Nibiru-notes">
      <style:graphic-properties draw:fill-color="#ffffff" fo:min-height="13.114cm"/>
    </style:style>
    <style:style style:name="pr7" style:family="presentation" style:parent-style-name="Presentación_25_20Comercial_25_20Nibiru-title">
      <style:graphic-properties draw:auto-grow-height="true" fo:min-height="3.506cm"/>
    </style:style>
    <style:style style:name="pr8" style:family="presentation" style:parent-style-name="Presentación_25_20Comercial_25_20Nibiru-outline1">
      <style:graphic-properties draw:auto-grow-height="true" fo:min-height="12.18cm"/>
    </style:style>
    <style:style style:name="pr9" style:family="presentation" style:parent-style-name="Presentación_25_20Comercial_25_20Nibiru-subtitle">
      <style:graphic-properties draw:fill-color="#ffffff" draw:auto-grow-height="true" fo:min-height="13.8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ción_25_20Comercial_25_20Nibiru" presentation:presentation-page-layout-name="AL1T0">
        <office:forms form:automatic-focus="false" form:apply-design-mode="false"/>
        <draw:frame presentation:style-name="pr1" draw:layer="layout" svg:width="16cm" svg:height="3.507cm" svg:x="4.5cm" svg:y="0.837cm" presentation:class="title">
          <draw:text-box>
            <text:p>Nibiru Mobile</text:p>
          </draw:text-box>
        </draw:frame>
        <draw:frame presentation:style-name="pr2" draw:layer="layout" svg:width="25.199cm" svg:height="13.609cm" svg:x="1.4cm" svg:y="5.039cm" presentation:class="subtitle">
          <draw:text-box>
            <text:p>Presentación Comercia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256cm" svg:x="4.5cm" svg:y="0.961cm" presentation:class="title" presentation:user-transformed="true">
          <draw:text-box>
            <text:p>Problemas actual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últiples plataformas mobile</text:p>
                <text:list>
                  <text:list-item>
                    <text:p>Android</text:p>
                  </text:list-item>
                  <text:list-item>
                    <text:p>iOS</text:p>
                  </text:list-item>
                  <text:list-item>
                    <text:p>RIM</text:p>
                  </text:list-item>
                  <text:list-item>
                    <text:p>Windows Phone</text:p>
                  </text:list-item>
                </text:list>
              </text:list-item>
              <text:list-item>
                <text:p><text:span text:style-name="T1">Problemas</text:span></text:p>
                <text:list>
                  <text:list-item>
                    <text:p><text:span text:style-name="T1">Necesidad de codificar diferentes versiones de lo </text:span>mismo</text:p>
                  </text:list-item>
                  <text:list-item>
                    <text:p>Necesidad de programadores con diferentes ski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256cm" svg:x="4.5cm" svg:y="0.961cm" presentation:class="title" presentation:user-transformed="true">
          <draw:text-box>
            <text:p>Problemas actuales</text:p>
          </draw:text-box>
        </draw:frame>
        <draw:frame presentation:style-name="pr5" draw:layer="layout" svg:width="25.199cm" svg:height="13.776cm" svg:x="1.4cm" svg:y="4.914cm" presentation:class="outline" presentation:user-transformed="true">
          <draw:text-box>
            <text:list text:style-name="L2">
              <text:list-item>
                <text:p>Herramientas y lenguajes específicos</text:p>
                <text:list>
                  <text:list-item>
                    <text:p>Cada tipo de desarrollo mobile se basa en en una plataforma diferente</text:p>
                  </text:list-item>
                </text:list>
              </text:list-item>
              <text:list-item>
                <text:p>Problemas</text:p>
                <text:list>
                  <text:list-item>
                    <text:p>Lenguajes poco difundidos (Objective C por ejemplo)</text:p>
                  </text:list-item>
                  <text:list-item>
                    <text:p>Comunidad Open Source relativamente limitada (iOS por ejemplo)</text:p>
                  </text:list-item>
                  <text:list-item>
                    <text:p>Lenguaje y plataforma restringidos</text:p>
                    <text:list>
                      <text:list-item>
                        <text:p>JavaME es limitado, RIM usa extensiones propietari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256cm" svg:x="4.5cm" svg:y="0.961cm" presentation:class="title" presentation:user-transformed="true">
          <draw:text-box>
            <text:p>Problemas actuales</text:p>
          </draw:text-box>
        </draw:frame>
        <draw:frame presentation:style-name="pr5" draw:layer="layout" svg:width="25.199cm" svg:height="14.062cm" svg:x="1.4cm" svg:y="4.914cm" presentation:class="outline" presentation:user-transformed="true">
          <draw:text-box>
            <text:list text:style-name="L2">
              <text:list-item>
                <text:p>Herramientas multiplataforma</text:p>
                <text:list>
                  <text:list-item>
                    <text:p>PhoneGap</text:p>
                  </text:list-item>
                  <text:list-item>
                    <text:p>Appcelerator</text:p>
                  </text:list-item>
                </text:list>
              </text:list-item>
              <text:list-item>
                <text:p>Problemas</text:p>
                <text:list>
                  <text:list-item>
                    <text:p>Desempeño/limitaciones de aplicaciones no nativas</text:p>
                  </text:list-item>
                  <text:list-item>
                    <text:p>Lenguaje de programación poco apropiado para desarrollos empresariales (Javascript)</text:p>
                    <text:list>
                      <text:list-item>
                        <text:p>Débilmente tipado</text:p>
                      </text:list-item>
                      <text:list-item>
                        <text:p>Soporte parcial para orientación a objetos</text:p>
                      </text:list-item>
                      <text:list-item>
                        <text:p>Pocas librerías fuera de lo que es U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256cm" svg:x="4.5cm" svg:y="0.961cm" presentation:class="title" presentation:user-transformed="true">
          <draw:text-box>
            <text:p>Nibiru Mobil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bjetivos</text:p>
                <text:list>
                  <text:list-item>
                    <text:p>Unificación de plataforma y lenguaje</text:p>
                    <text:list>
                      <text:list-item>
                        <text:p>Adecuado para desarrollo empresarial</text:p>
                      </text:list-item>
                      <text:list-item>
                        <text:p>Con disponibilidad de librerías</text:p>
                      </text:list-item>
                      <text:list-item>
                        <text:p>Ampliamente difundido</text:p>
                      </text:list-item>
                    </text:list>
                  </text:list-item>
                  <text:list-item>
                    <text:p>Posibilidad de desarrollar tanto aplicaciones nativas como portables</text:p>
                    <text:list>
                      <text:list-item>
                        <text:p>Reutilizando lo máximo que sea posible</text:p>
                      </text:list-item>
                    </text:list>
                  </text:list-item>
                  <text:list-item>
                    <text:p>Proveer servicios comunes</text:p>
                    <text:list>
                      <text:list-item>
                        <text:p>Evita escribir todas las aplicaciones desde cer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ción_25_20Comercial_25_20Nibiru" presentation:presentation-page-layout-name="AL2T1">
        <office:forms form:automatic-focus="false" form:apply-design-mode="false"/>
        <draw:frame presentation:style-name="pr7" draw:layer="layout" svg:width="16cm" svg:height="3.506cm" svg:x="4.5cm" svg:y="0.837cm" presentation:class="title">
          <draw:text-box>
            <text:p>Nibiru Mobile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olución conceptual</text:p>
              </text:list-item>
            </text:list>
          </draw:text-box>
        </draw:frame>
        <draw:custom-shape draw:style-name="gr2" draw:text-style-name="P2" draw:layer="layout" svg:width="21cm" svg:height="2cm" svg:x="4cm" svg:y="12.002cm">
          <text:p text:style-name="P2">Lógica de negoci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2cm" svg:x="4cm" svg:y="14.002cm">
          <text:p text:style-name="P2">Servicios remoto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2cm" svg:x="11cm" svg:y="14.002cm">
          <text:p text:style-name="P2">Persistencia de dato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2cm" svg:x="18cm" svg:y="14.002cm">
          <text:p text:style-name="P2">Hardwar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cm" svg:height="2cm" svg:x="3.999cm" svg:y="10.001cm">
          <text:p text:style-name="P2">Lógica de presentació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1cm" svg:height="2cm" svg:x="3.998cm" svg:y="8cm">
          <text:p text:style-name="P2">Visualizació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.5cm" svg:x="17cm" svg:y="17.002cm">
          <text:p text:style-name="P2"><text:span text:style-name="T2">Código</text:span></text:p>
          <text:p text:style-name="P2"><text:span text:style-name="T2">Genéric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21cm" svg:y="17.002cm">
          <text:p text:style-name="P2"><text:span text:style-name="T2">Código nativo o</text:span></text:p>
          <text:p text:style-name="P2"><text:span text:style-name="T2">multiplataform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256cm" svg:x="4.5cm" svg:y="0.961cm" presentation:class="title" presentation:user-transformed="true">
          <draw:text-box>
            <text:p>Nibiru Mobile</text:p>
          </draw:text-box>
        </draw:frame>
        <draw:frame presentation:style-name="pr5" draw:layer="layout" svg:width="25.199cm" svg:height="13.701cm" svg:x="1.4cm" svg:y="4.914cm" presentation:class="outline" presentation:user-transformed="true">
          <draw:text-box>
            <text:list text:style-name="L2">
              <text:list-item>
                <text:p>Conceptos generales</text:p>
                <text:list>
                  <text:list-item>
                    <text:p>Lenguaje Java</text:p>
                  </text:list-item>
                  <text:list-item>
                    <text:p>Posibilidad de implementar en HTML5 y/o Android nativo</text:p>
                  </text:list-item>
                  <text:list-item>
                    <text:p>Inyección de dependencias</text:p>
                    <text:list>
                      <text:list-item>
                        <text:p>API unificada</text:p>
                      </text:list-item>
                    </text:list>
                  </text:list-item>
                  <text:list-item>
                    <text:p>Reutilización de lógica</text:p>
                    <text:list>
                      <text:list-item>
                        <text:p>De negocio</text:p>
                      </text:list-item>
                      <text:list-item>
                        <text:p>De presentación</text:p>
                      </text:list-item>
                    </text:list>
                  </text:list-item>
                  <text:list-item>
                    <text:p>Servicios comu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256cm" svg:x="4.5cm" svg:y="0.961cm" presentation:class="title" presentation:user-transformed="true">
          <draw:text-box>
            <text:p>Nibiru Mobil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enguaje Java</text:p>
                <text:list>
                  <text:list-item>
                    <text:p>Compilado a Dalvik en plataforma Android</text:p>
                  </text:list-item>
                  <text:list-item>
                    <text:p>Compilado a JavaScript mediante GWT en plataforma HTML5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256cm" svg:x="4.5cm" svg:y="0.961cm" presentation:class="title" presentation:user-transformed="true">
          <draw:text-box>
            <text:p>Nibiru Mobil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yección de dependencias</text:p>
                <text:list>
                  <text:list-item>
                    <text:p>Permite unir todas las partes de la aplicación</text:p>
                  </text:list-item>
                  <text:list-item>
                    <text:p>Estándar en Java (JSR330)</text:p>
                    <text:list>
                      <text:list-item>
                        <text:p>Independiente del contenedor</text:p>
                      </text:list-item>
                    </text:list>
                  </text:list-item>
                  <text:list-item>
                    <text:p>Diferentes implementaciones</text:p>
                    <text:list>
                      <text:list-item>
                        <text:p>Guice + RoboGuice en Android</text:p>
                      </text:list-item>
                      <text:list-item>
                        <text:p>GIN en GWT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256cm" svg:x="4.5cm" svg:y="0.961cm" presentation:class="title" presentation:user-transformed="true">
          <draw:text-box>
            <text:p>Nibiru Mobile</text:p>
          </draw:text-box>
        </draw:frame>
        <draw:frame presentation:style-name="pr5" draw:layer="layout" svg:width="25.199cm" svg:height="13.717cm" svg:x="1.4cm" svg:y="4.914cm" presentation:class="outline" presentation:user-transformed="true">
          <draw:text-box>
            <text:list text:style-name="L2">
              <text:list-item>
                <text:p>Reutilización de lógica</text:p>
                <text:list>
                  <text:list-item>
                    <text:p>Clara división entre capas</text:p>
                    <text:list>
                      <text:list-item>
                        <text:p>Permite que la lógica de negocios sea agnóstica y por lo tanto, reutilizable</text:p>
                      </text:list-item>
                    </text:list>
                  </text:list-item>
                  <text:list-item>
                    <text:p>Patrón Model View Presenter</text:p>
                    <text:list>
                      <text:list-item>
                        <text:p>Separa la visualización (view) de la lógica de presentación (presenter)</text:p>
                      </text:list-item>
                      <text:list-item>
                        <text:p>Permite reutilizar la lógica (presenter)</text:p>
                      </text:list-item>
                      <text:list-item>
                        <text:p>Se puede implementar la vista con diferentes tecnologías</text:p>
                        <text:list>
                          <text:list-item>
                            <text:p>Android nativo, GWT + UiBinder, MGWT, SmartGWT Mobile, etc</text:p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256cm" svg:x="4.5cm" svg:y="0.961cm" presentation:class="title" presentation:user-transformed="true">
          <draw:text-box>
            <text:p>Nibiru Mobile</text:p>
          </draw:text-box>
        </draw:frame>
        <draw:frame presentation:style-name="pr5" draw:layer="layout" svg:width="25.199cm" svg:height="15.818cm" svg:x="1.4cm" svg:y="4.914cm" presentation:class="outline" presentation:user-transformed="true">
          <draw:text-box>
            <text:list text:style-name="L2">
              <text:list-item>
                <text:p>Componentes comunes</text:p>
                <text:list>
                  <text:list-item>
                    <text:p>Tanto de interfaz de usuario como de lógica</text:p>
                  </text:list-item>
                  <text:list-item>
                    <text:p>Ejemplos</text:p>
                    <text:list>
                      <text:list-item>
                        <text:p>Seguridad</text:p>
                      </text:list-item>
                      <text:list-item>
                        <text:p>Bus de eventos</text:p>
                      </text:list-item>
                      <text:list-item>
                        <text:p>Preferencias</text:p>
                      </text:list-item>
                      <text:list-item>
                        <text:p>HTTP y servicios remotos</text:p>
                      </text:list-item>
                      <text:list-item>
                        <text:p>Serialización</text:p>
                      </text:list-item>
                      <text:list-item>
                        <text:p>UI (navegación, internacionalización, etc.)</text:p>
                      </text:list-item>
                      <text:list-item>
                        <text:p>Sesión (pendiente)</text:p>
                      </text:list-item>
                      <text:list-item>
                        <text:p>Sincronización de estado (pendiente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256cm" svg:x="4.5cm" svg:y="0.961cm" presentation:class="title" presentation:user-transformed="true">
          <draw:text-box>
            <text:p>Nibiru Mobil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icenciamiento</text:p>
                <text:list>
                  <text:list-item>
                    <text:p>Pendiente de definición</text:p>
                  </text:list-item>
                  <text:list-item>
                    <text:p>Oxen ya tiene proyectos liberados bajo Apache 2.0:</text:p>
                    <text:list>
                      <text:list-item>
                        <text:p>Nibiru</text:p>
                      </text:list-item>
                      <text:list-item>
                        <text:p><text:span text:style-name="T3">Oxen Java Commons</text:span></text:p>
                      </text:list-item>
                      <text:list-item>
                        <text:p><text:span text:style-name="T3">Oxen Android Commons</text:span></text:p>
                      </text:list-item>
                      <text:list-item>
                        <text:p>Oxen iPhone Commons</text:p>
                      </text:list-item>
                    </text:list>
                  </text:list-item>
                  <text:list-item>
                    <text:p>Aún estamos evaluando el aporte de esta polític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ción_25_20Comercial_25_20Nibiru" presentation:presentation-page-layout-name="AL1T0">
        <office:forms form:automatic-focus="false" form:apply-design-mode="false"/>
        <draw:frame presentation:style-name="pr1" draw:layer="layout" svg:width="16cm" svg:height="3.507cm" svg:x="4.5cm" svg:y="0.837cm" presentation:class="title">
          <draw:text-box>
            <text:p><text:span text:style-name="T4">Nibiru Mobile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Dudas?</text:p>
            <text:p/>
            <text:p>Ideas?</text:p>
            <text:p/>
            <text:p>Críticas?</text:p>
            <text:p><text:span text:style-name="T2">Constructivas por favor :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ción_25_20Comercial_25_20Nibiru" presentation:presentation-page-layout-name="AL1T0">
        <office:forms form:automatic-focus="false" form:apply-design-mode="false"/>
        <draw:frame presentation:style-name="pr9" draw:layer="layout" svg:width="25.199cm" svg:height="13.86cm" svg:x="1.4cm" svg:y="4.914cm" presentation:class="subtitle">
          <draw:text-box>
            <text:p>Gracias por su atención!</text:p>
            <text:p/>
            <text:p><text:a xlink:href="http://www.oxen.com.ar/">http://www.oxen.com.ar/</text:a></text:p>
            <text:p/>
            <text:p>Fin</text:p>
            <text:p/>
          </draw:text-box>
        </draw:frame>
        <draw:frame presentation:style-name="pr4" draw:layer="layout" svg:width="16cm" svg:height="3.256cm" svg:x="4.5cm" svg:y="0.961cm" presentation:class="title" presentation:user-transformed="true">
          <draw:text-box>
            <text:p>Nibiru Mobile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sentación_25_20Comercial_25_20Nibiru-background" style:display-name="Presentación%20Comercial%20Nibiru-background" style:family="presentation">
      <style:graphic-properties draw:stroke="none" draw:fill="none"/>
      <style:text-properties style:letter-kerning="true"/>
    </style:style>
    <style:style style:name="Presentación_25_20Comercial_25_20Nibiru-backgroundobjects" style:display-name="Presentación%20Comercial%20Nibir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ción_25_20Comercial_25_20Nibiru-notes" style:display-name="Presentación%20Comercial%20Nibir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ción_25_20Comercial_25_20Nibiru-outline1" style:display-name="Presentación%20Comercial%20Nibiru-outline1" style:family="presentation">
      <style:graphic-properties draw:stroke="none" draw:fill="none">
        <text:list-style style:name="Presentación_25_20Comercial_25_20Nibiru-outline1" style:display-name="Presentación%20Comercial%20Nibir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ción_25_20Comercial_25_20Nibiru-outline2" style:display-name="Presentación%20Comercial%20Nibiru-outline2" style:family="presentation" style:parent-style-name="Presentación_25_20Comercial_25_20Nibiru-outline1">
      <style:paragraph-properties fo:margin-top="0cm" fo:margin-bottom="0.4cm"/>
      <style:text-properties fo:font-size="28pt" style:font-size-asian="28pt" style:font-size-complex="28pt"/>
    </style:style>
    <style:style style:name="Presentación_25_20Comercial_25_20Nibiru-outline3" style:display-name="Presentación%20Comercial%20Nibiru-outline3" style:family="presentation" style:parent-style-name="Presentación_25_20Comercial_25_20Nibiru-outline2">
      <style:paragraph-properties fo:margin-top="0cm" fo:margin-bottom="0.3cm"/>
      <style:text-properties fo:font-size="24pt" style:font-size-asian="24pt" style:font-size-complex="24pt"/>
    </style:style>
    <style:style style:name="Presentación_25_20Comercial_25_20Nibiru-outline4" style:display-name="Presentación%20Comercial%20Nibiru-outline4" style:family="presentation" style:parent-style-name="Presentación_25_20Comercial_25_20Nibiru-outline3">
      <style:paragraph-properties fo:margin-top="0cm" fo:margin-bottom="0.2cm"/>
      <style:text-properties fo:font-size="20pt" style:font-size-asian="20pt" style:font-size-complex="20pt"/>
    </style:style>
    <style:style style:name="Presentación_25_20Comercial_25_20Nibiru-outline5" style:display-name="Presentación%20Comercial%20Nibiru-outline5" style:family="presentation" style:parent-style-name="Presentación_25_20Comercial_25_20Nibiru-outline4">
      <style:paragraph-properties fo:margin-top="0cm" fo:margin-bottom="0.1cm"/>
      <style:text-properties fo:font-size="20pt" style:font-size-asian="20pt" style:font-size-complex="20pt"/>
    </style:style>
    <style:style style:name="Presentación_25_20Comercial_25_20Nibiru-outline6" style:display-name="Presentación%20Comercial%20Nibiru-outline6" style:family="presentation" style:parent-style-name="Presentación_25_20Comercial_25_20Nibiru-outline5">
      <style:paragraph-properties fo:margin-top="0cm" fo:margin-bottom="0.1cm"/>
      <style:text-properties fo:font-size="20pt" style:font-size-asian="20pt" style:font-size-complex="20pt"/>
    </style:style>
    <style:style style:name="Presentación_25_20Comercial_25_20Nibiru-outline7" style:display-name="Presentación%20Comercial%20Nibiru-outline7" style:family="presentation" style:parent-style-name="Presentación_25_20Comercial_25_20Nibiru-outline6">
      <style:paragraph-properties fo:margin-top="0cm" fo:margin-bottom="0.1cm"/>
      <style:text-properties fo:font-size="20pt" style:font-size-asian="20pt" style:font-size-complex="20pt"/>
    </style:style>
    <style:style style:name="Presentación_25_20Comercial_25_20Nibiru-outline8" style:display-name="Presentación%20Comercial%20Nibiru-outline8" style:family="presentation" style:parent-style-name="Presentación_25_20Comercial_25_20Nibiru-outline7">
      <style:paragraph-properties fo:margin-top="0cm" fo:margin-bottom="0.1cm"/>
      <style:text-properties fo:font-size="20pt" style:font-size-asian="20pt" style:font-size-complex="20pt"/>
    </style:style>
    <style:style style:name="Presentación_25_20Comercial_25_20Nibiru-outline9" style:display-name="Presentación%20Comercial%20Nibiru-outline9" style:family="presentation" style:parent-style-name="Presentación_25_20Comercial_25_20Nibiru-outline8">
      <style:paragraph-properties fo:margin-top="0cm" fo:margin-bottom="0.1cm"/>
      <style:text-properties fo:font-size="20pt" style:font-size-asian="20pt" style:font-size-complex="20pt"/>
    </style:style>
    <style:style style:name="Presentación_25_20Comercial_25_20Nibiru-subtitle" style:display-name="Presentación%20Comercial%20Nibiru-subtitle" style:family="presentation">
      <style:graphic-properties draw:stroke="none" draw:fill="none" draw:textarea-vertical-align="middle">
        <text:list-style style:name="Presentación_25_20Comercial_25_20Nibiru-subtitle" style:display-name="Presentación%20Comercial%20Nibir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ción_25_20Comercial_25_20Nibiru-title" style:display-name="Presentación%20Comercial%20Nibiru-title" style:family="presentation">
      <style:graphic-properties draw:stroke="none" draw:fill="none" draw:textarea-vertical-align="middle">
        <text:list-style style:name="Presentación_25_20Comercial_25_20Nibiru-title" style:display-name="Presentación%20Comercial%20Nibir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sentación_25_20Comercial_25_20Nibiru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sentación_25_20Comercial_25_20Nibiru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sentación_25_20Comercial_25_20Nibir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sentación_25_20Comercial_25_20Nibiru" style:display-name="Presentación%20Comercial%20Nibiru" style:page-layout-name="PM1" draw:style-name="Mdp1">
      <draw:frame draw:style-name="Mgr3" draw:text-style-name="MP3" draw:layer="backgroundobjects" svg:width="27.999cm" svg:height="2.274cm" svg:x="0.001cm" svg:y="18.7cm">
        <draw:image xlink:href="Pictures/10000000000005310000006C52B6CB58.png" xlink:type="simple" xlink:show="embed" xlink:actuate="onLoad">
          <text:p/>
        </draw:image>
      </draw:frame>
      <draw:frame draw:style-name="Mgr3" draw:text-style-name="MP3" draw:layer="backgroundobjects" svg:width="27.9cm" svg:height="3.098cm" svg:x="0.1cm" svg:y="0.202cm">
        <draw:image xlink:href="Pictures/1000000000000530000000937C464551.png" xlink:type="simple" xlink:show="embed" xlink:actuate="onLoad">
          <text:p/>
        </draw:image>
      </draw:frame>
      <draw:frame presentation:style-name="Presentación_25_20Comercial_25_20Nibiru-title" draw:layer="backgroundobjects" svg:width="16cm" svg:height="3.506cm" svg:x="4.5cm" svg:y="0.837cm" presentation:class="title" presentation:placeholder="true">
        <draw:text-box/>
      </draw:frame>
      <draw:frame presentation:style-name="Presentación_25_20Comercial_25_20Nibiru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sentación_25_20Comercial_25_20Nibiru-title" draw:layer="backgroundobjects" svg:width="14.848cm" svg:height="11.136cm" svg:x="3.075cm" svg:y="2.257cm" presentation:class="page"/>
        <draw:frame presentation:style-name="Presentación_25_20Comercial_25_20Nibiru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7-14T17:42:48</meta:creation-date>
    <meta:editing-duration>PT2H52M34S</meta:editing-duration>
    <meta:editing-cycles>45</meta:editing-cycles>
    <meta:generator>LibreOffice/3.5$MacOSX_x86 LibreOffice_project/281b639-6baa1d3-ef66a77-d866f25-f36d45f</meta:generator>
    <meta:initial-creator>Lautaro Brasseur</meta:initial-creator>
    <dc:date>2012-10-01T21:18:18</dc:date>
    <meta:document-statistic meta:object-count="87"/>
  </office:meta>
</office:document-meta>
</file>